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le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lexander, Simeon the Just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6th Lecture on post-biblical history./</text:p>
      <text:p text:style-name="P2"/>
      <text:p text:style-name="P3">[Page 1]</text:p>
      <text:p text:style-name="P3">Brethren. <text:s/>While a reconstructed nation was peacefully/ developing its powers under the new system introduced/ by the men <text:span text:style-name="T1">of the</text:span><text:span text:style-name="T3"> constitution the great Synod, or "Keneseth Ha-gedolah"; that is, under/ the system of Synagogal worship and the government of an august Senate,/ another nation, </text:span><text:span text:style-name="T1">un</text:span><text:span text:style-name="T3"> scarcely known </text:span><text:span text:style-name="T1">till then</text:span><text:span text:style-name="T3"> heretofore in history, was unfolding/ its powers terrifically. <text:s/></text:span><text:span text:style-name="T1">It</text:span><text:span text:style-name="T3"> The </text:span><text:span text:style-name="T1">people</text:span><text:span text:style-name="T3"> latter people belonged to the Greek family,/ always at variance, and, as such, it had been exposed to the inroads of its strong-/-er brother-tribes. <text:s/>But at last, it gathered sufficient/ force to repel </text:span><text:span text:style-name="T1">attacks</text:span><text:span text:style-name="T3"> aggression, and extend its boundaries. <text:s/>It was,/ </text:span><text:span text:style-name="T1">not</text:span><text:span text:style-name="T3"> however, only after Philip took in his hands the reins of the king-/-dom that Macedonia grew gigantic. <text:s/>But Macedonia/ might have remained for ever a stranger to the Judeans,/ if Philip had not begotten a son, whose territorial ambition </text:span><text:span text:style-name="T1">was knew no</text:span><text:span text:style-name="T3"> was/ beyond all bound.</text:span><text:span text:style-name="T1">less</text:span><text:span text:style-name="T3"> <text:s/>Alexander, not undeservedly called/ "the Great," had early displayed the warlike spirit by/ which he was ruled. <text:s/>When </text:span><text:span text:style-name="T1">almost</text:span><text:span text:style-name="T3"> a mere lad,/ he had already signalized himself in his father's army,/ but at twenty two years of age he mounted the throne </text:span><text:span text:style-name="T1">at twenty years of age</text:span><text:span text:style-name="T3"> with/ </text:span><text:span text:style-name="T1">plans</text:span><text:span text:style-name="T3"> designs illimitably vast, with </text:span><text:span text:style-name="T1">a</text:span><text:span text:style-name="T3"> mature </text:span><text:span text:style-name="T1">project</text:span><text:span text:style-name="T3"> plans for/ pushing his conquests from the small country he had inherited in a corner/ of Europe, to the very heart of </text:span><text:span text:style-name="T1">Persia</text:span><text:span text:style-name="T3"> Asia./</text:span></text:p>
      <text:p text:style-name="P6"/>
      <text:p text:style-name="P6">[Page 2]</text:p>
      <text:p text:style-name="P3"><text:soft-page-break/><text:span text:style-name="T3">The wish to humble Persia, that since the days of/ Cyrus had </text:span><text:span text:style-name="T1">become the terror of nations</text:span><text:span text:style-name="T3"> subjugated almost the whole Eastern hemisphere, was not peculiar/ to Alexander. <text:s/>It had been </text:span><text:span text:style-name="T1">shared</text:span><text:span text:style-name="T3"> harbored by his predecessors/ and by all Greece, but he carried out that desire triumphantly./ <text:s/>The empire which had commanded the Euphrates like the/ Tigris, the </text:span><text:span text:style-name="T1">Ganges</text:span><text:span text:style-name="T3"> Indus as the Mediterranean sea was completely/ broken by the staggering blows of the young Macedonian King./ <text:s/>To hope that the Holy Land would have remained uninjured/ by the thunder of war was to have expected a miracle./ <text:s/>Alexander had come near the spot, which our ancestors in-/-habited, in an angry mood. <text:s/>For he had spent a longer/ time and had met with a more </text:span><text:span text:style-name="T1">obstinate</text:span><text:span text:style-name="T3"> determined resistance/ in </text:span><text:span text:style-name="T1">a</text:span><text:span text:style-name="T3"> fighting a Phoenician city, than he </text:span><text:span text:style-name="T1">had</text:span><text:span text:style-name="T3"> could have antici-/-ated. <text:s/>The famous Tyre, or </text:span><text:span text:style-name="T4">Zor</text:span><text:span text:style-name="T5"> of the Scriptures,/ whose merchants Isaiah </text:span><text:span text:style-name="T2">called styled</text:span><text:span text:style-name="T5"> conferred to "princes," and whose traders/ he styled "the honorable of the earth"; that Zor on </text:span><text:span text:style-name="T2">wh</text:span><text:span text:style-name="T5"> the description of/ whose commercial resources, Ezekiel bestowed the sublimest/ outpourings of his inspired genius, did not surrender with/-out a </text:span><text:span text:style-name="T2">tremendous</text:span><text:span text:style-name="T5"> fierce struggle. <text:s/>The fortified city was stormed,/ but </text:span><text:span text:style-name="T2">not without having</text:span><text:span text:style-name="T5"> every inch of ground was </text:span><text:span text:style-name="T2">[?]</text:span><text:span text:style-name="T5"> desperately disputed,--/ a dear </text:span><text:span text:style-name="T2">was its</text:span><text:span text:style-name="T5"> conquest to the Macedonian, who lost </text:span><text:span text:style-name="T2">full six</text:span><text:span text:style-name="T5"> many a/ month</text:span><text:span text:style-name="T2">s</text:span><text:span text:style-name="T5"> in battling for it, and left upon the field some of his bravest soldiers./</text:span></text:p>
      <text:p text:style-name="P7"/>
      <text:p text:style-name="P7">[Page 3]</text:p>
      <text:p text:style-name="P8"><text:span text:style-name="T8">[?]</text:span><text:span text:style-name="T5"> Exasperated at this unusual check to his rapid movements,/ Alexander marched on to Syria and from thence sent an imperious message/ to the Judeans to prepare to open their gates to his army, </text:span><text:span text:style-name="T8">to</text:span><text:span text:style-name="T5">/ supply it with provision, and hand over a </text:span><text:span text:style-name="T8">large</text:span><text:span text:style-name="T5"> rich tribute./ <text:s/>He surely did not expect a </text:span><text:span text:style-name="T8">check</text:span><text:span text:style-name="T5"> drawback in that </text:span><text:span text:style-name="T8">quarter</text:span><text:span text:style-name="T5"> section of the world./ <text:s/>The people of Judea were remarkably peaceful; </text:span><text:span text:style-name="T8">and</text:span><text:span text:style-name="T5"> what they cared most for was the/ preservation and exercise of their ancient laws. <text:s/>But Alexander who had/ imbibed knowledge from Aristotle, had not learnt that one/ of those Jewish laws, sacredly </text:span><text:span text:style-name="T8">kept</text:span><text:span text:style-name="T5"> observed in all ages, </text:span><text:span text:style-name="T8">was that of</text:span><text:span text:style-name="T5"> commanded never/ to violating an oath. <text:s/>Since the days of Cyrus, their liberator/ and benefactor, the dwellers of the Holy Land had paid an an-/-nual tribute to Persia. <text:s/>They could not voluntarily go/ over on the side of the conqueror, because Darius Codomanus/ had been defeated. <text:s/>The force of altered circumstances might/ compel them so to do, but they </text:span><text:span text:style-name="T8">could</text:span><text:span text:style-name="T5"> would not, of their own accord,/ </text:span><text:span text:style-name="T8">break</text:span><text:span text:style-name="T5"> recall the fealty once sworn and long kept. <text:s/></text:span><text:span text:style-name="T8">The</text:span><text:span text:style-name="T5"> The Macedonian, Master of/ Western Asia, </text:span><text:span text:style-name="T8">who was felt and feeling</text:span><text:span text:style-name="T5"> and certain of sitting himself emperor of/ the </text:span><text:span text:style-name="T8">world</text:span><text:span text:style-name="T5"> habitable globe, </text:span><text:span text:style-name="T8">the Macedonian</text:span><text:span text:style-name="T5"> was not accustomed/ to refusals. <text:s/>He made the people at Jerusalem </text:span><text:span text:style-name="T8">to</text:span><text:span text:style-name="T5"> understand/ that they might get ready for the worst. <text:s/>Old historians say/ nothing farther about this issue of his determination. </text:span><text:span text:style-name="T8">to destroy</text:span><text:span text:style-name="T5">/</text:span></text:p>
      <text:p text:style-name="P8"><text:span text:style-name="T5"/></text:p>
      <text:p text:style-name="P8"><text:span text:style-name="T5">[Page 4]</text:span></text:p>
      <text:p text:style-name="P8"><text:span text:style-name="T5">Josephus is the only one who tells how the intended/ extermination was averted. <text:s/>All my hearers are acquainted/ with the episode which he has related, and which the Talmud/ substantially reproduces. <text:s/>I </text:span><text:span text:style-name="T8">will</text:span><text:span text:style-name="T5"> shall repeat it therefore very/ briefly. <text:s/>Dread seized every heart at the approach/ of a </text:span><text:span text:style-name="T8">foreign</text:span><text:span text:style-name="T5"> redoutable[sic!] army, </text:span><text:span text:style-name="T8">formidable and</text:span><text:span text:style-name="T5"> thirsting for spoil; but/ a vision at night revealed to the high priest the means of/ deliverance. <text:s/></text:span><text:span text:style-name="T8">He</text:span><text:span text:style-name="T5"> Awaking, he ordered that the city of Jerusalem be garlanded/ with flowers; that all the priests in their white robes form/ a procession which he himself would lead, arrayed with his breast-/plate on which the twelve precious stones </text:span><text:span text:style-name="T8">were resplendent,</text:span><text:span text:style-name="T5"> beamed forth brilliant rays, and/ the mitre, </text:span><text:span text:style-name="T8">on which</text:span><text:span text:style-name="T5"> whereon the words "holiness </text:span><text:span text:style-name="T8">un</text:span><text:span text:style-name="T5">to Adona</text:span><text:span text:style-name="T6">ï</text:span><text:span text:style-name="T7"> shone/ in pure gold. <text:s/>Alexander saw that procession as it/ moved imposingly from Sapha, an eminence </text:span><text:span text:style-name="T9">from which</text:span><text:span text:style-name="T7"> whence/ the Temple </text:span><text:span text:style-name="T9">could be</text:span><text:span text:style-name="T7"> loomed high. <text:s/>At that sight, the/ proud monarch fell upon his face and bent </text:span><text:span text:style-name="T9">his knees.</text:span><text:span text:style-name="T7"> low. <text:s/>Asked/ by one of his generals an </text:span><text:span text:style-name="T9">as</text:span><text:span text:style-name="T7"> explanation for so singular an/ act of adoration on the part of the hero who never bowed to man,/ Alexander answered that he prostrated himself before the/ God whom that priest </text:span><text:span text:style-name="T9">represented</text:span><text:span text:style-name="T7"> served; that what stood before/ his eyes at that moment had appeared to him in a dream, when/ about to undertake the conquest of Asia, and had assured him of </text:span><text:span text:style-name="T9">the</text:span><text:span text:style-name="T7"> victory./</text:span></text:p>
      <text:p text:style-name="P8"><text:span text:style-name="T7"/></text:p>
      <text:p text:style-name="P8"><text:soft-page-break/><text:span text:style-name="T7">[Page 5]</text:span></text:p>
      <text:p text:style-name="P8"><text:span text:style-name="T7">Now, it can </text:span><text:span text:style-name="T9">scarcely</text:span><text:span text:style-name="T7"> hardly be </text:span><text:span text:style-name="T9">doubted</text:span><text:span text:style-name="T7"> credited that Josephus would/ have so far compromised his </text:span><text:span text:style-name="T9">veracity</text:span><text:span text:style-name="T7"> reputation as to invent that </text:span><text:span text:style-name="T9">nar-</text:span><text:span text:style-name="T7"> story,/ </text:span><text:span text:style-name="T9">-rative</text:span><text:span text:style-name="T7"> in order to glorify his </text:span><text:span text:style-name="T9">people nation</text:span><text:span text:style-name="T7"> belief. <text:s/>Still, the silence of Greek/ historians has caused many to deny the whole narrative./ <text:s/>To us who know the ill-will of the Hellenic people </text:span><text:span text:style-name="T9">against</text:span><text:span text:style-name="T7"> to the/ Jewish people, that islence is not surprising, since even the/ wars of the Maccabees have no mention in the pages </text:span><text:span text:style-name="T9">wh</text:span><text:span text:style-name="T7"> of/ </text:span><text:span text:style-name="T9">those who wrote</text:span><text:span text:style-name="T7"> writings that have expatiated on the </text:span><text:span text:style-name="T9">greatness of</text:span><text:span text:style-name="T7"> exploits of ancient Greece. <text:s/></text:span><text:span text:style-name="T9">Yet</text:span><text:span text:style-name="T7"> It is however, beyond </text:span><text:span text:style-name="T9">cert-</text:span><text:span text:style-name="T7">/ </text:span><text:span text:style-name="T9">-tain</text:span><text:span text:style-name="T7"> doubt, that whether from genuine </text:span><text:span text:style-name="T9">respect</text:span><text:span text:style-name="T7"> reverence or from a </text:span><text:span text:style-name="T9">crafty</text:span><text:span text:style-name="T7"> calculating/ policy, Alexander passed </text:span><text:span text:style-name="T9">from</text:span><text:span text:style-name="T7"> through Palestine over to Egypt, without/ having molested the Jews. <text:s/>The principal difficulty/ in the event just related is about the person who officiated at the time/ as high-priest; for while Josephus calls him Jaddua, the/ Talmud asserts that it was Simeon, </text:span><text:span text:style-name="T9">the Just,</text:span><text:span text:style-name="T7"> the last survivor/ of the "Keneseth Ha-gedolah". <text:s/>I shall not attempt to/ reconcile the discrepancy, though it is not impossible that the/ same </text:span><text:span text:style-name="T9">person</text:span><text:span text:style-name="T7"> individual may have borne the two names of Jaddua and Simeon./</text:span></text:p>
      <text:p text:style-name="P8"><text:span text:style-name="T7"><text:tab/>And </text:span><text:span text:style-name="T9">we</text:span><text:span text:style-name="T7"> furthermore we/ possess documents proving that a </text:span><text:span text:style-name="T9">large</text:span><text:span text:style-name="T7"> number of our coreligionists/ was attracted to the renowned city built by Alexander the great and/ called after his name, and that in Alexandria, a Hebrew colony/ had at its own option some districts assigned </text:span><text:span text:style-name="T9">to it with [?],</text:span><text:span text:style-name="T7"> to it, </text:span><text:span text:style-name="T9">and was</text:span><text:span text:style-name="T7"> where it enjoyed a generous</text:span><text:span text:style-name="T9">ly</text:span><text:span text:style-name="T7"> treatment./</text:span></text:p>
      <text:p text:style-name="P8"><text:span text:style-name="T7"/></text:p>
      <text:p text:style-name="P8"><text:span text:style-name="T7">[Page 6]</text:span></text:p>
      <text:p text:style-name="P8"><text:span text:style-name="T7">But as the latter occupies a very </text:span><text:span text:style-name="T9">honorable</text:span><text:span text:style-name="T7"> prominent position/ in post-biblical history, I will allude to some of his/ actions and of his pithy sayings. <text:s/>That Hebrew priest/ sensibly believed that to enjoy the goods of this world/ with moderation, is </text:span><text:span text:style-name="T9">wise</text:span><text:span text:style-name="T7"> correct, and that to deprive oneself of/ </text:span><text:span text:style-name="T9">these</text:span><text:span text:style-name="T7"> what is permissible is a mistaken piety. <text:s/>Accordingly, he disapproved/ of the Nazarite vow, which forbid any liquid made of the/ juice of the grapes, and prohibited also the eating of </text:span><text:span text:style-name="T9">the</text:span><text:span text:style-name="T7"> fresh/ or dry fruit of the vine. <text:s/>Only in one occasion he signified/ his approbation of that destructive pledge. <text:s/>A handsome young she-/-pherd looking at his own reflection in the limpid brook to/ which he had led his flock, felt that vanity was a bout/ to master his nature, and by luring his steps to sinful paths, unfit him for </text:span><text:span text:style-name="T9">his calling</text:span><text:span text:style-name="T7"> the duties of life. <text:s/>He/ then resolved to become a Nazarite, which </text:span><text:span text:style-name="T9">demanded of its</text:span><text:span text:style-name="T7"> involved the ne-/-cessity of letting the hair of the head grow wildly long, and/ shaving it off entirely and burning it on the altar at the/ expiration of the time for which the pledge was taken, or on having touched some impure subject./ <text:s/>Simeon inquired into the cause of the vow, and having/ heard it, kissed the youth </text:span><text:span text:style-name="T9">of</text:span><text:span text:style-name="T7"> on his forehead, and said:/ "May </text:span><text:span text:style-name="T9">of</text:span><text:span text:style-name="T7"> such as you are be all Nazarites in Israel./ <text:s/>To you applies the sentence of the Scriptures "to be abstinent in honor/ of the Lord!"/</text:span></text:p>
      <text:p text:style-name="P8"><text:span text:style-name="T7"/></text:p>
      <text:p text:style-name="P8"><text:span text:style-name="T7">[Page 7]</text:span></text:p>
      <text:p text:style-name="P8"><text:span text:style-name="T7">But that noble Sage </text:span><text:span text:style-name="T9">disclosed</text:span><text:span text:style-name="T7"> revealed to us his mind most/ splendidly by his favorite maxim. <text:s/>Simeon used/ to teach that the world stands on a threefold basis;/ [Hebrew] "upon religious instruction, public worship/ and personal kindness." <text:s/>Religious instruction is indispensably/ needful for a proper understanding of our obligations as moral/ </text:span><text:span text:style-name="T9">beings</text:span><text:span text:style-name="T7"> agents, accountable </text:span><text:span text:style-name="T9">of</text:span><text:span text:style-name="T7"> for our deeds in our </text:span><text:span text:style-name="T9">private</text:span><text:span text:style-name="T7"> domestic and social/ relations; public worship, is </text:span><text:span text:style-name="T9">most</text:span><text:span text:style-name="T7"> very important as a reminder/ of men's common origin and destination and of their utter/ dependence on a universal Father for health, sustenance and happiness;/ personal kindness is essential, because through it all creatures/ bear with the ills of life and even death, the rich in the hour of distress not/ less than the poor in their constant want, the [?] </text:span><text:span text:style-name="T9">we through</text:span><text:span text:style-name="T7"> by the expectation of a last tribute/ of </text:span><text:span text:style-name="T9">respect received,</text:span><text:span text:style-name="T7"> affection, and the living, who may have survived a </text:span><text:span text:style-name="T9">general</text:span><text:span text:style-name="T7"> misfortune,/ </text:span><text:span text:style-name="T9">disaster</text:span><text:span text:style-name="T7"> by the sympathy of fellow-mortals. <text:s/>That the absence of a righteous training,/ a refusal to humbly unite in prayers, and indifference to human/ sufferings will finally destroy a community is a truth,/ which Simeon the Just aimed to inculcate into the minds of/ his contemporaries, and which stands good in every age and gene-/-ration. <text:s/>Probably the Sage of yore dwelt upon his maxim,/ by reason of the changes which the advent of Alexander in/ Judea may ahve </text:span><text:soft-page-break/><text:span text:style-name="T7">begun to effect among </text:span><text:span text:style-name="T9">his contemp</text:span><text:span text:style-name="T7"> our ancestors. <text:s/>For whereas formerly/</text:span></text:p>
      <text:p text:style-name="P8"><text:span text:style-name="T7"/></text:p>
      <text:p text:style-name="P8"><text:span text:style-name="T7">[Page 8]</text:span></text:p>
      <text:p text:style-name="P8"><text:span text:style-name="T7">they </text:span><text:span text:style-name="T9">had</text:span><text:span text:style-name="T7"> scarcely held any communication with the foreign/ people and its ruler to whom they paid a yearly tribute,/ now the Macedonian wars had brought Greeks near, and/ with them the danger of imbibing ideas destructive of Jewish/ society. <text:s/>Indeed, if such had been the fears </text:span><text:span text:style-name="T9">of</text:span><text:span text:style-name="T7"> entertained by Simeon the/ Just, they disclosed in him a very keen foresight. <text:s/>For it was/ not long after, that </text:span><text:span text:style-name="T9">our</text:span><text:span text:style-name="T7"> shepherds and tillers of ground in Judea sought/ affluence in commerce, and at Alexandria many </text:span><text:span text:style-name="T9">they</text:span><text:span text:style-name="T7"> left the </text:span><text:span text:style-name="T9">pious moral</text:span><text:span text:style-name="T7"> chaste/ and simple habits of their fathers to adopt the loose and/ heedless manners of the stranger. <text:s/></text:span><text:span text:style-name="T9">At home also</text:span><text:span text:style-name="T7"> Nor was Grecianism harmless at home. <text:s/>There also the teachings/ of the Rabbis were by some </text:span><text:span text:style-name="T9">displaced</text:span><text:span text:style-name="T7"> set aside for the philosophy of Epicurus,/ so that gradually the corruption which reached its crisis in the/ days of Jason and Menala</text:span><text:span text:style-name="T6">ü</text:span><text:span text:style-name="T7">s, and </text:span><text:span text:style-name="T9">a</text:span><text:span text:style-name="T7"> to purify the country form which the im-/-mortal Asmoneans fought and conquered, drew its poisonous origin/ from the contact of the </text:span><text:span text:style-name="T9">Jewish</text:span><text:span text:style-name="T7"> Hebrew with the Hellenic </text:span><text:span text:style-name="T9">people</text:span><text:span text:style-name="T7"> element./ <text:s/>But I must not anticipate events. <text:s/>When I speak again on/ post-biblical history, I shall point out the results of a civilization,/ </text:span><text:span text:style-name="T9">whose end is not</text:span><text:span text:style-name="T7"> which </text:span><text:span text:style-name="T9">[?] did not</text:span><text:span text:style-name="T7"> did not have for its </text:span><text:span text:style-name="T9">basis</text:span><text:span text:style-name="T7"> threefold basis a religious training, piety, and beneficence,/ but an artificial education, sensual pleasure and selfishness;/ even the civilization of ancient Gree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4:17:38.11</meta:creation-date>
    <dc:date>2012-12-04T13:25:08.84</dc:date>
    <meta:editing-duration>PT2H26M1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79" meta:word-count="2121" meta:character-count="12979"/>
  </office:meta>
</office:document-meta>
</file>